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Courier New" svg:font-family="'Courier New'"/>
    <style:font-face style:name="HG Mincho Light J" svg:font-family="'HG Mincho Light J'" style:font-pitch="variable"/>
    <style:font-face style:name="Neue Montreal" svg:font-family="'Neue Montreal', 'Helvetica Neue', Helvetica, Arial, sans-serif, 'Apple Color Emoji', 'Segoe UI Emoji', 'Segoe UI Symbol', 'Noto Color Emoji'"/>
    <style:font-face style:name="OpenSymbol" svg:font-family="OpenSymbol" style:font-charset="x-symbol"/>
    <style:font-face style:name="OpenSymbol1" svg:font-family="OpenSymbol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style:shadow="none"/>
    </style:style>
    <style:style style:name="P2" style:family="paragraph" style:parent-style-name="Text_20_body">
      <style:paragraph-properties fo:margin-top="0in" fo:margin-bottom="0in" style:contextual-spacing="false" fo:line-height="100%" fo:text-align="center" style:justify-single-word="false" style:shadow="none"/>
    </style:style>
    <style:style style:name="P3" style:family="paragraph" style:parent-style-name="Text_20_body" style:master-page-name="">
      <style:paragraph-properties fo:margin-top="0in" fo:margin-bottom="0in" style:contextual-spacing="false" fo:line-height="100%" fo:text-align="center" style:justify-single-word="false" style:page-number="auto" style:shadow="none"/>
    </style:style>
    <style:style style:name="P4" style:family="paragraph" style:parent-style-name="Text_20_body">
      <style:paragraph-properties fo:margin-top="0in" fo:margin-bottom="0in" style:contextual-spacing="false" fo:line-height="100%" style:shadow="none">
        <style:tab-stops/>
      </style:paragraph-properties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shadow="none">
        <style:tab-stops/>
      </style:paragraph-properties>
    </style:style>
    <style:style style:name="P6" style:family="paragraph" style:parent-style-name="Text_20_body">
      <style:paragraph-properties fo:margin-top="0in" fo:margin-bottom="0in" style:contextual-spacing="false" fo:line-height="100%" style:shadow="none"/>
      <style:text-properties style:text-line-through-style="none" style:text-line-through-type="none" style:text-underline-style="none" style:text-blinking="false"/>
    </style:style>
    <style:style style:name="P7" style:family="paragraph" style:parent-style-name="Text_20_body">
      <style:paragraph-properties fo:margin-top="0in" fo:margin-bottom="0in" style:contextual-spacing="false" fo:line-height="100%" style:shadow="none"/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 style:shadow="none"/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00%" style:shadow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 style:shadow="none"/>
      <style:text-properties style:text-underline-style="none"/>
    </style:style>
    <style:style style:name="P11" style:family="paragraph" style:parent-style-name="Text_20_body">
      <style:paragraph-properties fo:margin-top="0in" fo:margin-bottom="0in" style:contextual-spacing="false" fo:line-height="100%" style:shadow="none"/>
      <style:text-properties style:text-underline-style="none"/>
    </style:style>
    <style:style style:name="P12" style:family="paragraph" style:parent-style-name="Text_20_body" style:list-style-name="L1">
      <style:paragraph-properties fo:margin-top="0in" fo:margin-bottom="0in" style:contextual-spacing="false" fo:line-height="100%" style:shadow="none"/>
    </style:style>
    <style:style style:name="P13" style:family="paragraph" style:parent-style-name="Text_20_body" style:list-style-name="L1">
      <style:paragraph-properties fo:margin-top="0in" fo:margin-bottom="0in" style:contextual-spacing="false" fo:line-height="100%" style:shadow="none"/>
      <style:text-properties officeooo:paragraph-rsid="000fd1f4"/>
    </style:style>
    <style:style style:name="P14" style:family="paragraph" style:parent-style-name="Text_20_body">
      <style:paragraph-properties fo:margin-top="0in" fo:margin-bottom="0in" style:contextual-spacing="false" fo:line-height="100%" style:shadow="none">
        <style:tab-stops/>
      </style:paragraph-properties>
      <style:text-properties officeooo:paragraph-rsid="000f86a3"/>
    </style:style>
    <style:style style:name="P15" style:family="paragraph" style:parent-style-name="Text_20_body">
      <style:paragraph-properties fo:margin-top="0in" fo:margin-bottom="0in" style:contextual-spacing="false" fo:line-height="100%" style:shadow="none"/>
    </style:style>
    <style:style style:name="P16" style:family="paragraph" style:parent-style-name="Text_20_body">
      <style:paragraph-properties fo:margin-top="0in" fo:margin-bottom="0in" style:contextual-spacing="false" fo:line-height="100%" style:shadow="none"/>
      <style:text-properties style:text-line-through-style="none" style:text-line-through-type="none" style:text-underline-style="none" style:text-blinking="false"/>
    </style:style>
    <style:style style:name="P17" style:family="paragraph" style:parent-style-name="Text_20_body">
      <style:paragraph-properties fo:margin-top="0in" fo:margin-bottom="0in" style:contextual-spacing="false" fo:line-height="100%" style:shadow="none"/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00%" style:shadow="none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in" fo:margin-bottom="0in" style:contextual-spacing="false" fo:line-height="100%" style:shadow="none"/>
      <style:text-properties officeooo:rsid="000fd1f4" officeooo:paragraph-rsid="000fd1f4"/>
    </style:style>
    <style:style style:name="P20" style:family="paragraph" style:parent-style-name="Text_20_body" style:list-style-name="L1">
      <style:paragraph-properties fo:margin-top="0in" fo:margin-bottom="0in" style:contextual-spacing="false" fo:line-height="100%" style:shadow="none"/>
      <style:text-properties officeooo:rsid="0010f6d2" officeooo:paragraph-rsid="0010f6d2"/>
    </style:style>
    <style:style style:name="P21" style:family="paragraph" style:parent-style-name="Text_20_body">
      <style:paragraph-properties fo:margin-top="0in" fo:margin-bottom="0in" style:contextual-spacing="false" fo:line-height="100%" style:shadow="none"/>
      <style:text-properties fo:font-size="12pt" style:font-size-asian="12pt" style:font-size-complex="12pt"/>
    </style:style>
    <style:style style:name="P22" style:family="paragraph" style:parent-style-name="Text_20_body" style:list-style-name="L1">
      <style:paragraph-properties fo:margin-top="0in" fo:margin-bottom="0in" style:contextual-spacing="false" fo:line-height="100%" style:shadow="none"/>
      <style:text-properties officeooo:rsid="00165110" officeooo:paragraph-rsid="00165110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2527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f86a3"/>
    </style:style>
    <style:style style:name="T9" style:family="text">
      <style:text-properties style:text-underline-style="none" officeooo:rsid="000fd1f4"/>
    </style:style>
    <style:style style:name="T10" style:family="text">
      <style:text-properties style:text-underline-style="none" officeooo:rsid="0010f6d2"/>
    </style:style>
    <style:style style:name="T11" style:family="text">
      <style:text-properties style:text-underline-style="none" officeooo:rsid="0012527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size-complex="20pt"/>
    </style:style>
    <style:style style:name="T13" style:family="text">
      <style:text-properties officeooo:rsid="000f86a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fd1f4"/>
    </style:style>
    <style:style style:name="T16" style:family="text">
      <style:text-properties officeooo:rsid="0010f6d2"/>
    </style:style>
    <style:style style:name="T17" style:family="text">
      <style:text-properties fo:font-variant="normal" fo:text-transform="none" fo:color="#001e00" loext:opacity="100%" style:font-name="Times New Roman1" fo:letter-spacing="normal" fo:font-style="normal" fo:font-weight="normal"/>
    </style:style>
    <style:style style:name="T18" style:family="text">
      <style:text-properties fo:font-variant="normal" fo:text-transform="none" fo:color="#001e00" loext:opacity="100%" style:font-name="Times New Roman1" fo:letter-spacing="normal" fo:font-style="normal" fo:font-weight="normal" officeooo:rsid="0010f6d2"/>
    </style:style>
    <style:style style:name="T19" style:family="text">
      <style:text-properties fo:font-variant="normal" fo:text-transform="none" fo:color="#001e00" loext:opacity="100%" style:font-name="Times New Roman1" fo:letter-spacing="normal" fo:font-style="normal" fo:font-weight="normal" officeooo:rsid="0012527d"/>
    </style:style>
    <style:style style:name="T20" style:family="text">
      <style:text-properties officeooo:rsid="0012f7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Resume</text:span> </text:p>
      <text:p text:style-name="P2"/>
      <text:p text:style-name="P1"><text:span text:style-name="T4">Marcos Ariel Chaparro</text:span> </text:p>
      <text:p text:style-name="P21"/>
      <text:p text:style-name="P21"><text:span text:style-name="T17">I'm an Electrical Engineer with more than 10 years in firmware and hardware development, </text:span><text:span text:style-name="T18">owning</text:span><text:span text:style-name="T17"> a full fledged electronics lab </text:span><text:span text:style-name="T19">to prototype and validate in-house the dozens of succesful projects that went through my hands as </text:span><text:span text:style-name="T18">a</text:span><text:span text:style-name="T17"> </text:span><text:span text:style-name="T18">power electronics specialist.</text:span><text:line-break/></text:p>
      <text:p text:style-name="P1"><text:span text:style-name="T2">Personal information:</text:span> </text:p>
      <text:p text:style-name="P1"/>
      <text:p text:style-name="P1"><text:span text:style-name="T5">Address:</text:span> <text:span text:style-name="T13">2 de Julio 767</text:span>, Punta Alta, Buenos Aires, Argentina</text:p>
      <text:p text:style-name="P1"><text:span text:style-name="T5">Phone:</text:span> [+54] 2932 492779 <text:s/></text:p>
      <text:p text:style-name="P1"><text:span text:style-name="T5">E-mail:</text:span> <text:span text:style-name="T13">mchaparro@paltatech.com</text:span> </text:p>
      <text:p text:style-name="P1"/>
      <text:p text:style-name="P1"><text:span text:style-name="T2">Education</text:span><text:span text:style-name="T1">:</text:span> </text:p>
      <text:p text:style-name="P1"/>
      <text:p text:style-name="P14"><text:span text:style-name="T5">University:</text:span><text:span text:style-name="T7"> Electronic Engineer, </text:span><text:a xlink:type="simple" xlink:href="http://www.frbb.utn.edu.ar/" text:style-name="Internet_20_link" text:visited-style-name="Visited_20_Internet_20_Link"><text:span text:style-name="T5">U.T.N.</text:span></text:a><text:span text:style-name="T7"> - Bahía Blanca. –</text:span><text:span text:style-name="T8"> 2014</text:span></text:p>
      <text:p text:style-name="P4"><text:span text:style-name="T7"><text:tab/><text:tab/><text:tab/><text:tab/><text:tab/><text:tab/><text:tab/><text:tab/>GPA: 7.57 over 10</text:span></text:p>
      <text:p text:style-name="P4"><text:span text:style-name="T5">High School:</text:span> “Bachiller con orientación Ciencias Naturales”, Inst. José M. Estrada – Punta Alta. 2005. <text:s text:c="2"/></text:p>
      <text:p text:style-name="P5"><text:span text:style-name="T7"><text:tab/><text:tab/><text:tab/><text:tab/><text:tab/><text:tab/><text:tab/><text:tab/>GPA: 8.98 over 10</text:span></text:p>
      <text:p text:style-name="P1"/>
      <text:p text:style-name="P9">Experience</text:p>
      <text:p text:style-name="P10"/>
      <text:list xml:id="list2139685143" text:style-name="L1">
        <text:list-item>
          <text:p text:style-name="P19"><text:span text:style-name="T7">Dozens of high performance motor drives developed and characterized, </text:span><text:span text:style-name="T10">from 1kW to 100+kW,</text:span><text:span text:style-name="T7"> producing state of the art solutions </text:span><text:span text:style-name="T10">and extreme drive unit integration at EV Power Designs Inc.</text:span></text:p>
        </text:list-item>
        <text:list-item>
          <text:p text:style-name="P20"><text:span text:style-name="T7">DC/DC converter design from 2W to 2kW</text:span></text:p>
        </text:list-item>
        <text:list-item>
          <text:p text:style-name="P22">Lead powertrain engineer at Luna Cycle</text:p>
        </text:list-item>
        <text:list-item>
          <text:p text:style-name="P19"><text:span text:style-name="T7">World-class KiCAD power user</text:span><text:span text:style-name="T16"> </text:span></text:p>
        </text:list-item>
        <text:list-item>
          <text:p text:style-name="P13"><text:span text:style-name="T10">Developer and Co-owner at EV Power Designs, and </text:span><text:span text:style-name="T9">Director of PALTA TECH S.A.</text:span></text:p>
        </text:list-item>
        <text:list-item>
          <text:p text:style-name="P12"><text:span text:style-name="T7">Multiplatform </text:span><text:span text:style-name="T11">GUI</text:span><text:span text:style-name="T7"> designer </text:span><text:span text:style-name="T11">in Qt and QML</text:span></text:p>
        </text:list-item>
        <text:list-item>
          <text:p text:style-name="P12">Long time Debian GNU/Linux user, with experience in real time Linux kernels (preempt-rt and xenomai) and kernelspace <text:span text:style-name="T15">development.</text:span></text:p>
        </text:list-item>
        <text:list-item>
          <text:p text:style-name="P12"><text:span text:style-name="T15">Hard real time developments in </text:span>C <text:span text:style-name="T15">language</text:span> for ARM, Microchip PIC and dsPIC microcontrollers.</text:p>
        </text:list-item>
        <text:list-item>
          <text:p text:style-name="P12">Qt4 framework, git version control, and Debian <text:span text:style-name="T15">packaging</text:span>.</text:p>
        </text:list-item>
        <text:list-item>
          <text:p text:style-name="P12">High performance computing using openMP, MPI, and Condor.</text:p>
        </text:list-item>
        <text:list-item>
          <text:p text:style-name="P12"><text:span text:style-name="T7">Worked at the Hospital Naval Puerto Belgrano, repairing electromedical intruments an</text:span><text:span text:style-name="T9">d upgrading lab equipment.</text:span></text:p>
        </text:list-item>
        <text:list-item>
          <text:p text:style-name="P12"><text:span text:style-name="T7">Worked at </text:span><text:a xlink:type="simple" xlink:href="http://www.invap.com.ar/" text:style-name="Internet_20_link" text:visited-style-name="Visited_20_Internet_20_Link"><text:span text:style-name="T5">INVAP</text:span></text:a><text:span text:style-name="T7"> in aerospace and military projects.</text:span></text:p>
        </text:list-item>
        <text:list-item>
          <text:p text:style-name="P12"><text:span text:style-name="T9">Thousands</text:span><text:span text:style-name="T7"> of </text:span><text:span text:style-name="T9">boards</text:span><text:span text:style-name="T7"> produced and assembled using SMT, including 2, 4 and 6 layer boards.</text:span></text:p>
        </text:list-item>
        <text:list-item>
          <text:p text:style-name="P12">Researcher at the “Grupo de Estudios de Bio-Ingeniería” (<text:a xlink:type="simple" xlink:href="http://www.frbb.utn.edu.ar/electronica/grupo-investigacion/gebi.html" text:style-name="Internet_20_link" text:visited-style-name="Visited_20_Internet_20_Link">GEBI</text:a>) in the Universidad Tecnológica Nacional.</text:p>
        </text:list-item>
      </text:list>
      <text:p text:style-name="P10"/>
      <text:p text:style-name="P1"><text:span text:style-name="T2">Languages</text:span><text:span text:style-name="T1">:</text:span> </text:p>
      <text:p text:style-name="P1"/>
      <text:p text:style-name="P1">Spanish, native fluency.</text:p>
      <text:p text:style-name="P1">English, <text:span text:style-name="T15">good</text:span> fluency, <text:span text:style-name="T15">outstanding written communication and documentation</text:span>.</text:p>
      <text:p text:style-name="P1"/>
      <text:p text:style-name="P1"><text:span text:style-name="T2">Publications</text:span><text:span text:style-name="T3">:</text:span> </text:p>
      <text:p text:style-name="P6"/>
      <text:p text:style-name="P6">2010:<text:tab/>Co-author of the paper “Herramienta Computacional Para la Determinación de Mapas Electromagnéticos de Radiofrecuencias.” N. Mata, P. Baldini, Ch. Galasso, M Chaparro, M Silva Bustos. Exposed at <text:a xlink:type="simple" xlink:href="http://www.frhutn.org/cms/index.php?seccion_generica_id=675" text:style-name="Internet_20_link" text:visited-style-name="Visited_20_Internet_20_Link">EMNUS</text:a> 2010, UTN, FR Haedo.</text:p>
      <text:p text:style-name="P6">2011:<text:tab/>Congreso Argentino de Ciencias de la Computación, at UTN Facultad Regional Mendoza</text:p>
      <text:p text:style-name="P6">2012:<text:tab/>Sistemas embebidos robustos (HW, SW, DFM) at UTN FRBB</text:p>
      <text:p text:style-name="P6"><text:soft-page-break/></text:p>
      <text:p text:style-name="P1"><text:span text:style-name="T2">Honors and prizes:</text:span> </text:p>
      <text:p text:style-name="P1"/>
      <text:p text:style-name="P18">1st prize winner of the 2020 PCBway PCB design contest</text:p>
      <text:p text:style-name="P6"/>
      <text:p text:style-name="P6"><text:span text:style-name="T14">Hackaday Prize 2019 Finalist and winner of the Best Production Award</text:span> with the <text:span text:style-name="T13">100kW </text:span>Axiom Motor Controller.</text:p>
      <text:p text:style-name="P7"/>
      <text:p text:style-name="P7"><text:span text:style-name="T13">T</text:span>op 10 MIT TR35 Innovators Award from Argentina and Uruguay <text:span text:style-name="T13">2013</text:span></text:p>
      <text:p text:style-name="P7"/>
      <text:p text:style-name="P7">First prize, Frida international program</text:p>
      <text:p text:style-name="P8">Winner in the Development category with Electrosmart project</text:p>
      <text:p text:style-name="P7"/>
      <text:p text:style-name="P7">JCI-TOYP 2012</text:p>
      <text:p text:style-name="P6">The Outstanding Young Persons of Buenos Aires, in the category DESARROLLO CIENTÍFICO Y TECNOLÓGICO, <text:s/>from the JCI.</text:p>
      <text:p text:style-name="P6"/>
      <text:p text:style-name="P7">First Prize Asociación Marchigianar </text:p>
      <text:p text:style-name="P6">December 2012 </text:p>
      <text:p text:style-name="P6">Portable ECG for mobile devices</text:p>
      <text:p text:style-name="P6">Winner between 150 projects. </text:p>
      <text:p text:style-name="P6">The ECapital 2012 contest is supported by La Región de Le Marche, Embassy of Italia, Deloitte, Emprear, Hope Funds, Andreani, Lupa Corp, Ariston, Brandoni, Pieralisi and ArsUltra.</text:p>
      <text:p text:style-name="P6"/>
      <text:p text:style-name="P7">Third place at INNOVAR </text:p>
      <text:p text:style-name="P6">November 2012 </text:p>
      <text:p text:style-name="P6">Portable ECG for mobile devices</text:p>
      <text:p text:style-name="P6">The third most voted projects between more than 2000 projects.</text:p>
      <text:p text:style-name="P6"/>
      <text:p text:style-name="P7">Second place Banco Santander Río </text:p>
      <text:p text:style-name="P6">December 2012 </text:p>
      <text:p text:style-name="P6">Portable ECG for mobile devices </text:p>
      <text:p text:style-name="P6"/>
      <text:p text:style-name="P7">24hs de Innovación</text:p>
      <text:p text:style-name="P6">International 24h competition, competing against 2000+ teams, 8th pl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pitch="variable"/>
    <style:font-face style:name="Courier New" svg:font-family="'Courier New'"/>
    <style:font-face style:name="HG Mincho Light J" svg:font-family="'HG Mincho Light J'" style:font-pitch="variable"/>
    <style:font-face style:name="Neue Montreal" svg:font-family="'Neue Montreal', 'Helvetica Neue', Helvetica, Arial, sans-serif, 'Apple Color Emoji', 'Segoe UI Emoji', 'Segoe UI Symbol', 'Noto Color Emoji'"/>
    <style:font-face style:name="OpenSymbol" svg:font-family="OpenSymbol" style:font-charset="x-symbol"/>
    <style:font-face style:name="OpenSymbol1" svg:font-family="OpenSymbol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style:contextual-spacing="false" fo:text-indent="0in" style:auto-text-indent="false"/>
      <style:text-properties style:font-name="Times New Roman" fo:font-family="'Times New Roman'" fo:font-size="12pt" style:font-name-asian="Times New Roman" style:font-family-asian="'Times New Roman'" style:font-size-asian="12pt" style:font-name-complex="Times New Roman" style:font-family-complex="'Times New Roman'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fo:font-size="10pt" style:font-name-asian="Courier New" style:font-family-asian="'Courier New'" style:font-size-asian="10pt" style:font-name-complex="Courier New" style:font-family-complex="'Courier New'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curriculum vitae</dc:title>
    <meta:creation-date>2009-03-29T17:01:12</meta:creation-date>
    <dc:date>2023-06-12T09:45:43.403700569</dc:date>
    <meta:print-date>2009-03-30T15:15:36</meta:print-date>
    <dc:language>en-US</dc:language>
    <meta:editing-cycles>41</meta:editing-cycles>
    <meta:editing-duration>PT9H7M34S</meta:editing-duration>
    <meta:document-statistic meta:table-count="0" meta:image-count="0" meta:object-count="0" meta:page-count="2" meta:paragraph-count="56" meta:word-count="502" meta:character-count="3325" meta:non-whitespace-character-count="2851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